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.879cm"/>
    </style:style>
    <style:style style:name="co2" style:family="table-column">
      <style:table-column-properties fo:break-before="auto" style:column-width="7.193cm"/>
    </style:style>
    <style:style style:name="co3" style:family="table-column">
      <style:table-column-properties fo:break-before="auto" style:column-width="8.41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8.354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Wielkość tablicy</text:p>
          </table:table-cell>
          <table:table-cell office:value-type="string">
            <text:p>(80%)</text:p>
          </table:table-cell>
          <table:table-cell office:value-type="string">
            <text:p>Ilość pustych pól w tablicy</text:p>
          </table:table-cell>
          <table:table-cell/>
          <table:table-cell office:value-type="string">
            <text:p>Czas</text:p>
          </table:table-cell>
          <table:table-cell office:value-type="string">
            <text:p>Wielkość pliku</text:p>
          </table:table-cell>
          <table:table-cell office:value-type="string">
            <text:p>Komentarz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3">
            <text:p>13</text:p>
          </table:table-cell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52">
            <text:p>52</text:p>
          </table:table-cell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>
          <table:table-cell table:style-name="ce2" office:value-type="float" office:value="1024">
            <text:p>1 024</text:p>
          </table:table-cell>
          <table:table-cell table:style-name="ce2" office:value-type="float" office:value="819">
            <text:p>819</text:p>
          </table:table-cell>
          <table:table-cell table:style-name="ce2" office:value-type="float" office:value="205">
            <text:p>205</text:p>
          </table:table-cell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>
          <table:table-cell table:style-name="ce2" office:value-type="float" office:value="16348">
            <text:p>16 348</text:p>
          </table:table-cell>
          <table:table-cell table:style-name="ce2" office:value-type="float" office:value="13107">
            <text:p>13 107</text:p>
          </table:table-cell>
          <table:table-cell table:style-name="ce2" office:value-type="float" office:value="3277">
            <text:p>3 277</text:p>
          </table:table-cell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>
          <table:table-cell table:style-name="ce2" office:value-type="float" office:value="19999">
            <text:p>19 999</text:p>
          </table:table-cell>
          <table:table-cell table:style-name="ce2" office:value-type="float" office:value="15999">
            <text:p>15 999</text:p>
          </table:table-cell>
          <table:table-cell table:style-name="ce2" office:value-type="float" office:value="4000">
            <text:p>4 000</text:p>
          </table:table-cell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>
          <table:table-cell table:style-name="ce2" office:value-type="float" office:value="25000">
            <text:p>25 000</text:p>
          </table:table-cell>
          <table:table-cell table:style-name="ce2" office:value-type="float" office:value="20000">
            <text:p>20 000</text:p>
          </table:table-cell>
          <table:table-cell table:style-name="Default"/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>
          <table:table-cell table:style-name="ce2" office:value-type="float" office:value="9598545">
            <text:p>9 598 545</text:p>
          </table:table-cell>
          <table:table-cell table:style-name="ce2" office:value-type="float" office:value="7678836">
            <text:p>7 678 836</text:p>
          </table:table-cell>
          <table:table-cell table:style-name="ce2" office:value-type="float" office:value="9578546">
            <text:p>9 578 546</text:p>
          </table:table-cell>
          <table:table-cell table:style-name="ce2"/>
          <table:table-cell/>
          <table:table-cell office:value-type="float" office:value="19999">
            <text:p>19999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Wstawiamy 5 nowych danych a szukamy 9 nazwisk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ielkość tablicy</text:p>
          </table:table-cell>
          <table:table-cell office:value-type="string">
            <text:p>(80%)</text:p>
          </table:table-cell>
          <table:table-cell office:value-type="string">
            <text:p>Ilość pustych pól w tablicy</text:p>
          </table:table-cell>
          <table:table-cell office:value-type="string">
            <text:p>Rzeczywista ilość elementów tablicy</text:p>
          </table:table-cell>
          <table:table-cell office:value-type="string">
            <text:p>Czas</text:p>
          </table:table-cell>
          <table:table-cell table:number-columns-repeated="1019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float" office:value="51">
            <text:p>51</text:p>
          </table:table-cell>
          <table:table-cell table:style-name="ce4" office:value-type="float" office:value="8">
            <text:p>8</text:p>
          </table:table-cell>
          <table:table-cell table:style-name="Default" table:formula="of:=[.A19]-[.C19]" office:value-type="float" office:value="56">
            <text:p>56</text:p>
          </table:table-cell>
          <table:table-cell table:style-name="ce4" office:value-type="string">
            <text:p>0.00032</text:p>
          </table:table-cell>
          <table:table-cell office:value-type="string">
            <text:p>Ilość prób: 9 przy wyszukiwaniu nazwiska: J.</text:p>
            <text:p>Ilość prób: 0 przy wyszukiwaniu nazwiska: Ja.</text:p>
            <text:p>Ilość prób: 0 przy wyszukiwaniu nazwiska: Jan.</text:p>
            <text:p>Ilość prób: 6 przy wyszukiwaniu nazwiska: Jane.</text:p>
            <text:p>Ilość prób: 20 przy wyszukiwaniu nazwiska: Janek</text:p>
          </table:table-cell>
          <table:table-cell table:number-columns-repeated="1018"/>
        </table:table-row>
        <table:table-row table:style-name="ro3">
          <table:table-cell table:style-name="ce2" office:value-type="float" office:value="256">
            <text:p>256</text:p>
          </table:table-cell>
          <table:table-cell table:style-name="ce2" office:value-type="float" office:value="204">
            <text:p>204</text:p>
          </table:table-cell>
          <table:table-cell table:style-name="ce4" office:value-type="float" office:value="47">
            <text:p>47</text:p>
          </table:table-cell>
          <table:table-cell table:style-name="Default" table:formula="of:=[.A20]-[.C20]" office:value-type="float" office:value="209">
            <text:p>209</text:p>
          </table:table-cell>
          <table:table-cell table:style-name="ce4" office:value-type="string">
            <text:p>0.00060</text:p>
          </table:table-cell>
          <table:table-cell office:value-type="string">
            <text:p>Ilość prób: 2 przy wyszukiwaniu nazwiska: J.</text:p>
            <text:p>Ilość prób: 0 przy wyszukiwaniu nazwiska: Ja.</text:p>
            <text:p>Ilość prób: 9 przy wyszukiwaniu nazwiska: Jan.</text:p>
            <text:p>Ilość prób: 2 przy wyszukiwaniu nazwiska: Jane.</text:p>
            <text:p>Ilość prób: 1 przy wyszukiwaniu nazwiska: Janek.</text:p>
            <text:p/>
          </table:table-cell>
          <table:table-cell table:number-columns-repeated="1018"/>
        </table:table-row>
        <table:table-row table:style-name="ro2">
          <table:table-cell table:style-name="ce2" office:value-type="float" office:value="1024">
            <text:p>1 024</text:p>
          </table:table-cell>
          <table:table-cell table:style-name="ce2" office:value-type="float" office:value="819">
            <text:p>819</text:p>
          </table:table-cell>
          <table:table-cell office:value-type="float" office:value="200">
            <text:p>200</text:p>
          </table:table-cell>
          <table:table-cell table:style-name="Default" table:formula="of:=[.A21]-[.C21]" office:value-type="float" office:value="824">
            <text:p>824</text:p>
          </table:table-cell>
          <table:table-cell table:style-name="ce4" office:value-type="string">
            <text:p>0.00174</text:p>
          </table:table-cell>
          <table:table-cell office:value-type="string">
            <text:p>Ilość prób: 4 przy wyszukiwaniu nazwiska: J.</text:p>
            <text:p>Ilość prób: 5 przy wyszukiwaniu nazwiska: Ja.</text:p>
            <text:p>Ilość prób: 0 przy wyszukiwaniu nazwiska: Jan.</text:p>
            <text:p>Ilość prób: 1 przy wyszukiwaniu nazwiska: Jane.</text:p>
            <text:p>Ilość prób: 0 przy wyszukiwaniu nazwiska: Janek.</text:p>
          </table:table-cell>
          <table:table-cell table:number-columns-repeated="1018"/>
        </table:table-row>
        <table:table-row table:style-name="ro2">
          <table:table-cell table:style-name="ce2" office:value-type="float" office:value="16348">
            <text:p>16 348</text:p>
          </table:table-cell>
          <table:table-cell table:style-name="ce2" office:value-type="float" office:value="13107">
            <text:p>13 107</text:p>
          </table:table-cell>
          <table:table-cell table:style-name="ce4" office:value-type="float" office:value="3265">
            <text:p>3265</text:p>
          </table:table-cell>
          <table:table-cell table:style-name="Default" table:formula="of:=[.A22]-[.C22]" office:value-type="float" office:value="13083">
            <text:p>13083</text:p>
          </table:table-cell>
          <table:table-cell table:style-name="ce4" office:value-type="string">
            <text:p>0.02062</text:p>
          </table:table-cell>
          <table:table-cell office:value-type="string">
            <text:p>Ilość prób: 3 przy wyszukiwaniu nazwiska: J.</text:p>
            <text:p>Ilość prób: 10 przy wyszukiwaniu nazwiska: Ja.</text:p>
            <text:p>Ilość prób: 6 przy wyszukiwaniu nazwiska: Jan.</text:p>
            <text:p>Ilość prób: 8 przy wyszukiwaniu nazwiska: Jane.</text:p>
            <text:p>Ilość prób: 0 przy wyszukiwaniu nazwiska: Janek.</text:p>
          </table:table-cell>
          <table:table-cell table:number-columns-repeated="1018"/>
        </table:table-row>
        <table:table-row table:style-name="ro2">
          <table:table-cell table:style-name="ce2" office:value-type="float" office:value="19999">
            <text:p>19 999</text:p>
          </table:table-cell>
          <table:table-cell table:style-name="ce2" office:value-type="float" office:value="15999">
            <text:p>15 999</text:p>
          </table:table-cell>
          <table:table-cell table:style-name="ce4" office:value-type="float" office:value="3995">
            <text:p>3995</text:p>
          </table:table-cell>
          <table:table-cell table:style-name="Default" table:formula="of:=[.A23]-[.C23]" office:value-type="float" office:value="16004">
            <text:p>16004</text:p>
          </table:table-cell>
          <table:table-cell table:style-name="ce4" office:value-type="float" office:value="0.02323">
            <text:p>0,02323</text:p>
          </table:table-cell>
          <table:table-cell office:value-type="string">
            <text:p>Ilość prób: 3 przy wyszukiwaniu nazwiska: J.</text:p>
            <text:p>Ilość prób: 11 przy wyszukiwaniu nazwiska: Ja.</text:p>
            <text:p>Ilość prób: 2 przy wyszukiwaniu nazwiska: Jan.</text:p>
            <text:p>Ilość prób: 2 przy wyszukiwaniu nazwiska: Jane.</text:p>
            <text:p>Ilość prób: 0 przy wyszukiwaniu nazwiska: Janek.</text:p>
          </table:table-cell>
          <table:table-cell table:number-columns-repeated="1018"/>
        </table:table-row>
        <table:table-row table:style-name="ro2">
          <table:table-cell table:style-name="ce2" office:value-type="float" office:value="25000">
            <text:p>25 000</text:p>
          </table:table-cell>
          <table:table-cell table:style-name="ce2" office:value-type="float" office:value="20000">
            <text:p>20 000</text:p>
          </table:table-cell>
          <table:table-cell table:style-name="ce4" office:value-type="float" office:value="4996">
            <text:p>4996</text:p>
          </table:table-cell>
          <table:table-cell table:style-name="Default" table:formula="of:=[.A24]-[.C24]" office:value-type="float" office:value="20004">
            <text:p>20004</text:p>
          </table:table-cell>
          <table:table-cell table:style-name="ce4" office:value-type="float" office:value="0.03107">
            <text:p>0,03107</text:p>
          </table:table-cell>
          <table:table-cell office:value-type="string">
            <text:p>Ilość prób: 9 przy wyszukiwaniu nazwiska: J.</text:p>
            <text:p>Ilość prób: 16 przy wyszukiwaniu nazwiska: Ja.</text:p>
            <text:p>Ilość prób: 1 przy wyszukiwaniu nazwiska: Jan.</text:p>
            <text:p>Ilość prób: 6 przy wyszukiwaniu nazwiska: Jane.</text:p>
            <text:p>Ilość prób: 0 przy wyszukiwaniu nazwiska: Janek</text:p>
          </table:table-cell>
          <table:table-cell table:number-columns-repeated="1018"/>
        </table:table-row>
        <table:table-row table:style-name="ro2">
          <table:table-cell table:style-name="ce2" office:value-type="float" office:value="50000">
            <text:p>50 000</text:p>
          </table:table-cell>
          <table:table-cell table:style-name="ce2" office:value-type="float" office:value="40000">
            <text:p>40 000</text:p>
          </table:table-cell>
          <table:table-cell table:style-name="ce4" office:value-type="float" office:value="29996">
            <text:p>29996</text:p>
          </table:table-cell>
          <table:table-cell table:style-name="Default" table:formula="of:=[.A25]-[.C25]" office:value-type="float" office:value="20004">
            <text:p>20004</text:p>
          </table:table-cell>
          <table:table-cell table:style-name="ce4" office:value-type="float" office:value="0.03218">
            <text:p>0,03218</text:p>
          </table:table-cell>
          <table:table-cell office:value-type="string">
            <text:p>Ilość prób: 4 przy wyszukiwaniu nazwiska: J.</text:p>
            <text:p>Ilość prób: 7 przy wyszukiwaniu nazwiska: Ja.</text:p>
            <text:p>Ilość prób: 1 przy wyszukiwaniu nazwiska: Jan.</text:p>
            <text:p>Ilość prób: 1 przy wyszukiwaniu nazwiska: Jane.</text:p>
            <text:p>Ilość prób: 0 przy wyszukiwaniu nazwiska: Janek.</text:p>
          </table:table-cell>
          <table:table-cell table:number-columns-repeated="1018"/>
        </table:table-row>
        <table:table-row table:style-name="ro2">
          <table:table-cell table:style-name="ce2" office:value-type="float" office:value="150000">
            <text:p>150 000</text:p>
          </table:table-cell>
          <table:table-cell table:style-name="ce2" office:value-type="float" office:value="120000">
            <text:p>120 000</text:p>
          </table:table-cell>
          <table:table-cell table:style-name="ce4" office:value-type="float" office:value="129996">
            <text:p>129996</text:p>
          </table:table-cell>
          <table:table-cell table:style-name="Default" table:formula="of:=[.A26]-[.C26]" office:value-type="float" office:value="20004">
            <text:p>20004</text:p>
          </table:table-cell>
          <table:table-cell table:style-name="ce4" office:value-type="float" office:value="0.05042">
            <text:p>0,05042</text:p>
          </table:table-cell>
          <table:table-cell office:value-type="string">
            <text:p>Ilość prób: 2 przy wyszukiwaniu nazwiska: J.</text:p>
            <text:p>Ilość prób: 1 przy wyszukiwaniu nazwiska: Ja.</text:p>
            <text:p>Ilość prób: 1 przy wyszukiwaniu nazwiska: Jan.</text:p>
            <text:p>Ilość prób: 1 przy wyszukiwaniu nazwiska: Jane.</text:p>
            <text:p>Ilość prób: 0 przy wyszukiwaniu nazwiska: Janek.</text:p>
          </table:table-cell>
          <table:table-cell table:number-columns-repeated="1018"/>
        </table:table-row>
        <table:table-row table:style-name="ro3">
          <table:table-cell table:style-name="ce2" office:value-type="float" office:value="330000">
            <text:p>330 000</text:p>
          </table:table-cell>
          <table:table-cell table:style-name="ce2" office:value-type="float" office:value="264000">
            <text:p>264 000</text:p>
          </table:table-cell>
          <table:table-cell table:style-name="ce4" office:value-type="float" office:value="309996">
            <text:p>309996</text:p>
          </table:table-cell>
          <table:table-cell table:style-name="Default" table:formula="of:=[.A27]-[.C27]" office:value-type="float" office:value="20004">
            <text:p>20004</text:p>
          </table:table-cell>
          <table:table-cell table:style-name="ce4" office:value-type="float" office:value="0.08231">
            <text:p>0,08231</text:p>
          </table:table-cell>
          <table:table-cell office:value-type="string">
            <text:p>Ilość prób: 0 przy wyszukiwaniu nazwiska: J.</text:p>
            <text:p>Ilość prób: 1 przy wyszukiwaniu nazwiska: Ja.</text:p>
            <text:p>Ilość prób: 0 przy wyszukiwaniu nazwiska: Jan.</text:p>
            <text:p>Ilość prób: 0 przy wyszukiwaniu nazwiska: Jane.</text:p>
            <text:p>Ilość prób: 0 przy wyszukiwaniu nazwiska: Janek.</text:p>
            <text:p/>
          </table:table-cell>
          <table:table-cell table:number-columns-repeated="1018"/>
        </table:table-row>
        <table:table-row table:style-name="ro1">
          <table:table-cell table:style-name="ce2" office:value-type="float" office:value="9598545">
            <text:p>9 598 545</text:p>
          </table:table-cell>
          <table:table-cell table:style-name="ce2" office:value-type="float" office:value="7678836">
            <text:p>7 678 836</text:p>
          </table:table-cell>
          <table:table-cell table:style-name="ce4" office:value-type="float" office:value="9578541">
            <text:p>9578541</text:p>
          </table:table-cell>
          <table:table-cell table:style-name="Default" table:formula="of:=[.A28]-[.C28]" office:value-type="float" office:value="20004">
            <text:p>20004</text:p>
          </table:table-cell>
          <table:table-cell table:style-name="ce4" office:value-type="string">
            <text:p>1.95673</text:p>
          </table:table-cell>
          <table:table-cell office:value-type="string">
            <text:p>Zerowa ilość prób dla szukanych nazwisk</text:p>
          </table:table-cell>
          <table:table-cell table:number-columns-repeated="1018"/>
        </table:table-row>
        <table:table-row table:style-name="ro1">
          <table:table-cell office:value-type="float" office:value="250000000">
            <text:p>250000000</text:p>
          </table:table-cell>
          <table:table-cell office:value-type="float" office:value="200000000">
            <text:p>200000000</text:p>
          </table:table-cell>
          <table:table-cell table:style-name="ce4" office:value-type="float" office:value="249979996">
            <text:p>249979996</text:p>
          </table:table-cell>
          <table:table-cell table:style-name="Default" table:formula="of:=[.A29]-[.C29]" office:value-type="float" office:value="20004">
            <text:p>20004</text:p>
          </table:table-cell>
          <table:table-cell table:style-name="ce4" office:value-type="string">
            <text:p>68.99861</text:p>
          </table:table-cell>
          <table:table-cell office:value-type="string">
            <text:p>Zerowa ilość prób dla szukanych nazwisk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>
            <text:p>Szukam 1 nazwiska: Merkel</text:p>
          </table:table-cell>
          <table:table-cell table:number-columns-repeated="1023"/>
        </table:table-row>
        <table:table-row table:style-name="ro4">
          <table:table-cell office:value-type="string">
            <text:p>./a.out nazwiska.txt 330</text:p>
            <text:p>Nie znaleziono nazwiska: Merkel w tablicy.</text:p>
            <text:p>M: 330; N: 264; nulls: 66 </text:p>
            <text:p>PROCESS:</text:p>
            <text:p>start <text:s text:c="11"/>0 <text:s text:c="6"/>1573877 </text:p>
            <text:p>stop <text:s text:c="12"/>0 <text:s text:c="6"/>2137391 </text:p>
            <text:p>czas <text:s text:c="2"/>0.00056</text:p>
            <text:p/>
          </table:table-cell>
          <table:table-cell office:value-type="string">
            <text:p>./a.out nazwiska.txt 3300</text:p>
            <text:p>Nie znaleziono nazwiska: Merkel w tablicy.</text:p>
            <text:p>M: 3300; N: 2640; nulls: 660 </text:p>
            <text:p>PROCESS:</text:p>
            <text:p>start <text:s text:c="11"/>0 <text:s text:c="6"/>1514134 </text:p>
            <text:p>stop <text:s text:c="12"/>0 <text:s text:c="6"/>5930613 </text:p>
            <text:p>czas <text:s text:c="2"/>0.00442</text:p>
            <text:p/>
          </table:table-cell>
          <table:table-cell office:value-type="string">
            <text:p>./a.out nazwiska.txt 33000</text:p>
            <text:p>Ilość prób: 2 przy wyszukiwaniu nazwiska: Merkel.</text:p>
            <text:p>M: 33000; N: 26400; nulls: 13001 </text:p>
            <text:p>PROCESS:</text:p>
            <text:p>start <text:s text:c="11"/>0 <text:s text:c="6"/>1457909 </text:p>
            <text:p>stop <text:s text:c="12"/>0 <text:s text:c="5"/>20504428 </text:p>
            <text:p>czas <text:s text:c="2"/>0.01905</text:p>
            <text:p/>
          </table:table-cell>
          <table:table-cell office:value-type="string">
            <text:p>./a.out nazwiska.txt 330000</text:p>
            <text:p>Ilość prób: 0 przy wyszukiwaniu nazwiska: Merkel.</text:p>
            <text:p>M: 330000; N: 264000; nulls: 310001 </text:p>
            <text:p>PROCESS:</text:p>
            <text:p>start <text:s text:c="11"/>0 <text:s text:c="6"/>1543841 </text:p>
            <text:p>stop <text:s text:c="12"/>0 <text:s text:c="5"/>27611164 </text:p>
            <text:p>czas <text:s text:c="2"/>0.02607</text:p>
            <text:p/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7" table:default-cell-style-name="Default"/>
        <table:table-row table:style-name="ro5">
          <table:table-cell/>
        </table:table-row>
      </table:table>
      <table:table table:name="Arkusz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Czerwiński</meta:initial-creator>
    <meta:creation-date>2012-12-16T18:19:08</meta:creation-date>
    <dc:date>2012-12-16T21:36:27</dc:date>
    <dc:creator>Mateusz Czerwiński</dc:creator>
    <meta:editing-duration>PT3H1M39S</meta:editing-duration>
    <meta:editing-cycles>9</meta:editing-cycles>
    <meta:generator>LibreOffice/3.5$Linux_X86_64 LibreOffice_project/350m1$Build-2</meta:generator>
    <meta:document-statistic meta:table-count="3" meta:cell-count="114" meta:object-count="0"/>
  </office:meta>
</office:document-meta>
</file>